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bfe6d6wycims"/>Gramática Tiny(0)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Lista_declaraciones -&gt; Declaracion</text:p>
      <text:p text:style-name="Standard">Lista_declaraciones -&gt; Lista_declaraciones <text:span text:style-name="T1">;</text:span> Declaracion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Parametros_form_lista -&gt; Parametro_form</text:p>
      <text:p text:style-name="Standard">Parametros_form_lista -&gt; Parametros_form_lista <text:span text:style-name="T1">,</text:span> Parametro_form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><text:soft-page-break/></text:p>
      <text:p text:style-name="Standard">Tipo -&gt; Tipo_basico | Tipo_array | Tipo_registro | Tipo_puntero | Identificador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Tipo_array -&gt; Tipo_basico Tamaño</text:p>
      <text:p text:style-name="Standard">Tamaño -&gt; <text:span text:style-name="T1">[</text:span> Lit_entero <text:span text:style-name="T1">]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Campos_lista -&gt; Campo</text:p>
      <text:p text:style-name="Standard">Campos_lista -&gt; Campos_lista , Campo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Instrucciones -&gt; Instruccion</text:p>
      <text:p text:style-name="Standard">Instrucciones -&gt; Instrucciones <text:span text:style-name="T1">;</text:span> Instruccion</text:p>
      <text:p text:style-name="Standard">Instruccion -&gt; Instr_eval | Instr_if | Instr_if_else | Instr_while | Instr_read | Instr_write | Instr_nl | Instr_reserva | Instr_liberacion | Instr_invocacion | Instr_compuesta</text:p>
      <text:p text:style-name="Standard">Instr_eval -&gt; <text:span text:style-name="T1">@</text:span> Expresion</text:p>
      <text:p text:style-name="Standard">Instr_if -&gt; <text:span text:style-name="T1">if</text:span> Expresion Bloque</text:p>
      <text:p text:style-name="Standard">Instr_if_else -&gt; <text:span text:style-name="T1">if</text:span> Expresion Bloque <text:span text:style-name="T1">else</text:span> Bloque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<text:soft-page-break/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Parametros_reales_lista -&gt; Expresion</text:p>
      <text:p text:style-name="Standard">Parametros_reales_lista -&gt; Parametros_reales_lista <text:span text:style-name="T1">,</text:span> Expresion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E0 -&gt; E1</text:p>
      <text:p text:style-name="Standard">E0 -&gt; E1 Op0 E0</text:p>
      <text:p text:style-name="Standard">E1 -&gt; E2</text:p>
      <text:p text:style-name="Standard">E1 -&gt; E1 Op1 E2</text:p>
      <text:p text:style-name="Standard">E2 -&gt; E3</text:p>
      <text:p text:style-name="Standard">E2 -&gt; E2 Op2_izq E3</text:p>
      <text:p text:style-name="Standard">E2 -&gt; E3 Op2_noasoc E3</text:p>
      <text:p text:style-name="Standard">E3 -&gt; E4</text:p>
      <text:p text:style-name="Standard"><text:soft-page-break/>E3 -&gt; E4 Op3_der E3</text:p>
      <text:p text:style-name="Standard">E3 -&gt; E4 Op3_noasoc E4</text:p>
      <text:p text:style-name="Standard">E4 -&gt; E5</text:p>
      <text:p text:style-name="Standard">E4 -&gt; E4 Op4 E5</text:p>
      <text:p text:style-name="Standard">E5 -&gt; E6</text:p>
      <text:p text:style-name="Standard">E5 -&gt; Op5 E5</text:p>
      <text:p text:style-name="Standard">E6 -&gt; E7</text:p>
      <text:p text:style-name="Standard">E6 -&gt; E6 Op6</text:p>
      <text:p text:style-name="Standard">E7 -&gt; ( E0 )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</text:span> 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<text:soft-page-break/>Op_indireccion -&gt; <text:span text:style-name="T1">^</text:span></text:p>
      <text:p text:style-name="P1"/>
      <text:p text:style-name="P1"/>
      <text:p text:style-name="Heading_20_2"><text:bookmark text:name="_zamickxn1a9s"/>Acondicionamiento para el análisis descendente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<text:span text:style-name="T3">Lista_declaraciones -&gt; Declaracion R_lista_declaraciones</text:span></text:p>
      <text:p text:style-name="Standard"><text:span text:style-name="T3">R_lista_declaraciones -&gt; </text:span><text:span text:style-name="T2">;</text:span><text:span text:style-name="T3"> Declaracion R_lista_declaraciones | </text:span><text:span text:style-name="T2">ε</text:span>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<text:span text:style-name="T3">Parametros_form_lista -&gt; Parametro_form R_parametros_form_lista</text:span></text:p>
      <text:p text:style-name="Standard"><text:span text:style-name="T3">R_parametros_form_lista -&gt; </text:span><text:span text:style-name="T2">,</text:span><text:span text:style-name="T3"> Parametro_form R_parametros_form_lista | </text:span><text:span text:style-name="T2">ε</text:span></text:p>
      <text:p text:style-name="Standard"><text:soft-page-break/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Standard"><text:span text:style-name="T3">Tipo -&gt; Tipo_basico_array | Tipo_registro | Tipo_puntero | Identificador</text:span></text:p>
      <text:p text:style-name="Standard"><text:span text:style-name="T3">Tipo_basico_array -&gt; Tipo_basico Tamaño_opt</text:span>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<text:span text:style-name="T3">Tamaño_opt -&gt; </text:span><text:span text:style-name="T2">[</text:span><text:span text:style-name="T3"> Lit_entero </text:span><text:span text:style-name="T2">]</text:span><text:span text:style-name="T3"> | </text:span><text:span text:style-name="T2">ε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<text:span text:style-name="T3">Campos_lista -&gt; Campo R_campos_lista</text:span></text:p>
      <text:p text:style-name="Standard"><text:span text:style-name="T3">R_campos_lista -&gt; </text:span><text:span text:style-name="T2">,</text:span><text:span text:style-name="T3"> Campo R_campos_lista | </text:span><text:span text:style-name="T2">ε</text:span>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<text:span text:style-name="T3">Instrucciones -&gt; Instruccion R_instrucciones</text:span></text:p>
      <text:p text:style-name="Standard"><text:span text:style-name="T3">R_instrucciones -&gt; </text:span><text:span text:style-name="T2">;</text:span><text:span text:style-name="T3"> Instruccion R_instrucciones | </text:span><text:span text:style-name="T2">ε</text:span></text:p>
      <text:p text:style-name="Standard"><text:span text:style-name="T3">Instruccion -&gt; Instr_eval | Instr_if_else | Instr_while | Instr_read | Instr_write | Instr_nl | Instr_reserva | Instr_liberacion | Instr_invocacion | Instr_compuesta</text:span></text:p>
      <text:p text:style-name="Standard">Instr_eval -&gt; @ Expresion</text:p>
      <text:p text:style-name="Standard"><text:span text:style-name="T3">Instr_if_else -&gt; </text:span><text:span text:style-name="T2">if</text:span><text:span text:style-name="T3"> Expresion Bloque Else_opt</text:span></text:p>
      <text:p text:style-name="Standard"><text:span text:style-name="T3">Else_opt -&gt; </text:span><text:span text:style-name="T2">else</text:span><text:span text:style-name="T3"> Bloque | </text:span><text:span text:style-name="T2">ε</text:span></text:p>
      <text:p text:style-name="Standard">Instr_while -&gt; <text:span text:style-name="T1">while</text:span> Expresion Bloque</text:p>
      <text:p text:style-name="Standard"><text:soft-page-break/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<text:span text:style-name="T3">Parametros_reales_lista -&gt; Expresion R_parametros_reales_lista</text:span></text:p>
      <text:p text:style-name="Standard"><text:span text:style-name="T3">R_parametros_reales_lista -&gt; </text:span><text:span text:style-name="T2">,</text:span><text:span text:style-name="T3"> Expresion R_parametros_reales_lista | </text:span><text:span text:style-name="T2">ε</text:span>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<text:span text:style-name="T3">E0 -&gt; E1 R0</text:span></text:p>
      <text:p text:style-name="Standard"><text:span text:style-name="T3">R0 -&gt; Op0 E0 | </text:span><text:span text:style-name="T2">ε</text:span></text:p>
      <text:p text:style-name="Standard"><text:span text:style-name="T3">E1 -&gt; E2 R1</text:span></text:p>
      <text:p text:style-name="Standard"><text:span text:style-name="T3">R1 -&gt; Op1 E2 | </text:span><text:span text:style-name="T2">ε</text:span></text:p>
      <text:p text:style-name="Standard"><text:span text:style-name="T3">E2 -&gt; E3 R2</text:span></text:p>
      <text:p text:style-name="Standard"><text:span text:style-name="T3">R2 -&gt; Op2_noasoc E3 | Op2_izq E3 R2 | </text:span><text:span text:style-name="T2">ε</text:span></text:p>
      <text:p text:style-name="Standard"><text:soft-page-break/><text:span text:style-name="T3">E3 -&gt; E4 R3</text:span></text:p>
      <text:p text:style-name="Standard"><text:span text:style-name="T3">R3 -&gt; Op3_der E3 | Op3_noasoc E4</text:span></text:p>
      <text:p text:style-name="Standard"><text:span text:style-name="T3">E4 -&gt; E5 R4</text:span></text:p>
      <text:p text:style-name="Standard"><text:span text:style-name="T3">R4 -&gt; Op4 E5 R4 | </text:span><text:span text:style-name="T2">ε</text:span></text:p>
      <text:p text:style-name="Standard">E5 -&gt; E6</text:p>
      <text:p text:style-name="Standard">E5 -&gt; Op5 E5</text:p>
      <text:p text:style-name="Standard"><text:span text:style-name="T3">E6 -&gt; E7 R6</text:span></text:p>
      <text:p text:style-name="Standard"><text:span text:style-name="T3">R6 -&gt; Op6 R6 | </text:span><text:span text:style-name="T2">ε</text:span></text:p>
      <text:p text:style-name="Standard">E7 -&gt; <text:span text:style-name="T1">(</text:span> E0 <text:span text:style-name="T1">)</text:span>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 </text:span>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<text:soft-page-break/>Op_indireccion -&gt; <text:span text:style-name="T1">^</text:span></text:p>
      <text:p text:style-name="P1"/>
      <text:p text:style-name="Heading_20_3"><text:bookmark text:name="_soopl0k3j77k"/>Dir</text:p>
      <text:p text:style-name="Standard"/>
      <text:p text:style-name="Standard">Dir(Programa) = { /{ }</text:p>
      <text:p text:style-name="Standard">Dir(Bloque) = { /{ }</text:p>
      <text:p text:style-name="Standard">Dir(Declaraciones_opt) = { ∅ }</text:p>
      <text:p text:style-name="Standard">Dir(Instrucciones_opt) = { ∅ }</text:p>
      <text:p text:style-name="Standard"/>
      <text:p text:style-name="Standard">Dir(Declaraciones) = {int, real, bool, string, struct, ^, Identificador, type, proc}</text:p>
      <text:p text:style-name="Standard">Dir(Lista_declaraciones) = {int, real, bool, string, struct, ^, Identificador, type, proc}</text:p>
      <text:p text:style-name="Standard">Dir(R_lista_declaraciones) = { ∅ }</text:p>
      <text:p text:style-name="Standard">Dir(Declaracion) = {int, real, bool, string, struct, ^, Identificador, type, proc}</text:p>
      <text:p text:style-name="Standard">Dir(Dec_variable) = {int, real, bool, string, struct, ^, Identificador}</text:p>
      <text:p text:style-name="Standard">Dir(Dec_tipo) = {type}</text:p>
      <text:p text:style-name="Standard">Dir(Dec_procedimiento) = {proc}</text:p>
      <text:p text:style-name="Standard">Dir(Parametros_form) = { \( }</text:p>
      <text:p text:style-name="Standard">Dir(Parametros_form_lista_opt) = { ∅ }</text:p>
      <text:p text:style-name="Standard">Dir(Parametros_form_lista) = {int, real, bool, string, struct, ^, Identificador}</text:p>
      <text:p text:style-name="Standard">Dir(R_parametros_form_lista) = { ∅ }</text:p>
      <text:p text:style-name="Standard">Dir(Parametro_form) = {int, real, bool, string, struct, ^, Identificador}</text:p>
      <text:p text:style-name="Standard"><text:soft-page-break/>Dir(Ampersand_opt) = { ∅ }</text:p>
      <text:p text:style-name="Standard"/>
      <text:p text:style-name="Standard">Dir(Tipo) = {int, real, bool, string, struct, ^, Identificador}</text:p>
      <text:p text:style-name="Standard">Dir(Tipo_basico_array) = {int, real, bool, string}</text:p>
      <text:p text:style-name="Standard">Dir(Tipo_basico) = {int, real, bool, string}</text:p>
      <text:p text:style-name="Standard">Dir(Tamaño_opt) = { ∅ }</text:p>
      <text:p text:style-name="Standard">Dir(Tipo_registro) = {struct}</text:p>
      <text:p text:style-name="Standard">Dir(Campos) = { \{ }</text:p>
      <text:p text:style-name="Standard">Dir(Campos_lista) = {int, real, bool, string, struct, ^, Identificador}</text:p>
      <text:p text:style-name="Standard">Dir(R_campos_lista) = { \, }</text:p>
      <text:p text:style-name="Standard">Dir(Campo) = {int, real, bool, string, struct, ^, Identificador}</text:p>
      <text:p text:style-name="Standard">Dir(Tipo_puntero) = { ^ }</text:p>
      <text:p text:style-name="Standard"/>
      <text:p text:style-name="Standard">Dir(Instrucciones) = {@, if, else, while, read, write, nl, new, delete, call, /{ }</text:p>
      <text:p text:style-name="Standard">Dir(R_instrucciones) = { ∅ }</text:p>
      <text:p text:style-name="Standard">Dir(Instruccion) = {@, if, else, while, read, write, nl, new, delete, call, /{ }</text:p>
      <text:p text:style-name="Standard">Dir(Instr_eval) = {@}</text:p>
      <text:p text:style-name="Standard">Dir(Instr_if_else) = {if}</text:p>
      <text:p text:style-name="Standard">Dir(Else_opt) = {else}</text:p>
      <text:p text:style-name="Standard">Dir(Instr_while) = {while}</text:p>
      <text:p text:style-name="Standard">Dir(Instr_read) = {read}</text:p>
      <text:p text:style-name="Standard"><text:soft-page-break/>Dir(Instr_write) = {write}</text:p>
      <text:p text:style-name="Standard">Dir(Instr_nl) = {nl}</text:p>
      <text:p text:style-name="Standard">Dir(Instr_reserva) = {new}</text:p>
      <text:p text:style-name="Standard">Dir(Instr_liberacion) = {delete}</text:p>
      <text:p text:style-name="Standard">Dir(Instr_invocacion) = {call}</text:p>
      <text:p text:style-name="Standard">Dir(Parametros_reales) = { \( }</text:p>
      <text:p text:style-name="Standard">Dir(Parametros_reales_lista_opt) = { ∅ }</text:p>
      <text:p text:style-name="Standard">Dir(Parametros_reales_lista) = {\(, Lit_entero, Lit_real, Lit_booleano, Lit_cadena, Identificador, null, \-, not}</text:p>
      <text:p text:style-name="Standard">Dir(R_parametros_reales_lista) = { \, }</text:p>
      <text:p text:style-name="Standard">Dir(Instr_compuesta) = { \{ }</text:p>
      <text:p text:style-name="Standard"/>
      <text:p text:style-name="Standard">Dir(Expresion) = {\(, Lit_entero, Lit_real, Lit_booleano, Lit_cadena, Identificador, null, \-, not}</text:p>
      <text:p text:style-name="Standard">Dir(Expresion_basica) = {Lit_entero, Lit_real, Lit_booleano, Lit_cadena, Identificador, null}</text:p>
      <text:p text:style-name="Standard">Dir(Expresion_compuesta) = {\(, Lit_entero, Lit_real, Lit_booleano, Lit_cadena, Identificador, null, \-, not}</text:p>
      <text:p text:style-name="Standard">Dir(E0) = {\(, Lit_entero, Lit_real, Lit_booleano, Lit_cadena, Identificador, null, \-, not}</text:p>
      <text:p text:style-name="Standard">Dir(R0) = { ∅ }</text:p>
      <text:p text:style-name="Standard">Dir(E1) = {\(, Lit_entero, Lit_real, Lit_booleano, Lit_cadena, Identificador, null, \-, not}</text:p>
      <text:p text:style-name="Standard">Dir(R1) = { ∅ }</text:p>
      <text:p text:style-name="Standard">Dir(E2) = {\(, Lit_entero, Lit_real, Lit_booleano, Lit_cadena, Identificador, null, \-, not}</text:p>
      <text:p text:style-name="Standard">Dir(R2) = { \- }</text:p>
      <text:p text:style-name="Standard">Dir(E3) = {\(, Lit_entero, Lit_real, Lit_booleano, Lit_cadena, Identificador, null, \-, not}</text:p>
      <text:p text:style-name="Standard"><text:soft-page-break/>Dir(R3) = {and, or}</text:p>
      <text:p text:style-name="Standard">Dir(E4) = {\(, Lit_entero, Lit_real, Lit_booleano, Lit_cadena, Identificador, null, \-, not}</text:p>
      <text:p text:style-name="Standard">Dir(R4) = { ∅ }</text:p>
      <text:p text:style-name="Standard">Dir(E5) = {\(, Lit_entero, Lit_real, Lit_booleano, Lit_cadena, Identificador, null, \-, not}</text:p>
      <text:p text:style-name="Standard">Dir(E6) = {\(, Lit_entero, Lit_real, Lit_booleano, Lit_cadena, Identificador, null}</text:p>
      <text:p text:style-name="Standard">Dir(R6) = { ∅ }</text:p>
      <text:p text:style-name="Standard">Dir(E7) = {\(, Lit_entero, Lit_real, Lit_booleano, Lit_cadena, Identificador, null}</text:p>
      <text:p text:style-name="Standard">Dir(Op0) = { \= }</text:p>
      <text:p text:style-name="Standard">Dir(Op1) = {==, !=, &lt;, &gt;, &lt;=, &gt;=}</text:p>
      <text:p text:style-name="Standard">Dir(Op2_izq) = { \+ }</text:p>
      <text:p text:style-name="Standard">Dir(Op2_noasoc) = { \- }</text:p>
      <text:p text:style-name="Standard">Dir(Op3_der) = {and}</text:p>
      <text:p text:style-name="Standard">Dir(Op3_noasoc) = {or}</text:p>
      <text:p text:style-name="Standard">Dir(Op4) = {\*, \/, \%}</text:p>
      <text:p text:style-name="Standard">Dir(Op5) = {\-, not}</text:p>
      <text:p text:style-name="Standard">Dir(Op6) = {\[, \., \^}</text:p>
      <text:p text:style-name="Standard">Dir(Op_indexacion) = { \[ }</text:p>
      <text:p text:style-name="Standard">Dir(Op_acceso_registro) = { \. }</text:p>
      <text:p text:style-name="Standard">Dir(Op_indireccion) = { \^ 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31" meta:word-count="1266" meta:character-count="8689" meta:non-whitespace-character-count="7652"/>
    <meta:generator>LibreOfficeDev/6.0.5.2$Linux_X86_64 LibreOffice_project/</meta:generator>
  </office:meta>
</office:document-meta>
</file>